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55.mak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55.assertSame( Art origin , Art an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t.is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DateTime( long date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with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955.test_check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.get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withSupported( int 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955.test_check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